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5" style:family="table-cell" style:parent-style-name="Default">
      <style:table-cell-properties style:rotation-angle="45"/>
    </style:style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5" office:value-type="string" calcext:value-type="string">
            <text:p>€-Hébergement</text:p>
          </table:table-cell>
          <table:table-cell table:style-name="ce15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table:style-name="ce32" office:value-type="currency" office:currency="EUR" office:value="9.2" calcext:value-type="currency">
            <text:p>9,20 €</text:p>
          </table:table-cell>
          <table:table-cell table:style-name="ce32"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" calcext:value-type="currency">
            <text:p>7,50 €</text:p>
          </table:table-cell>
          <table:table-cell table:style-name="ce32"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8.39" calcext:value-type="currency">
            <text:p>8,39 €</text:p>
          </table:table-cell>
          <table:table-cell table:style-name="ce32"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58.55" calcext:value-type="currency">
            <text:p>58,55 €</text:p>
          </table:table-cell>
          <table:table-cell table:style-name="ce32"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9.55" calcext:value-type="currency">
            <text:p>9,55 €</text:p>
          </table:table-cell>
          <table:table-cell table:style-name="ce32"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6.3" calcext:value-type="currency">
            <text:p>6,3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5.3" calcext:value-type="currency">
            <text:p>5,30 €</text:p>
          </table:table-cell>
          <table:table-cell table:style-name="ce32"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4.55" calcext:value-type="currency">
            <text:p>14,55 €</text:p>
          </table:table-cell>
          <table:table-cell table:style-name="ce32"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27" calcext:value-type="currency">
            <text:p>27,00 €</text:p>
          </table:table-cell>
          <table:table-cell table:style-name="ce32"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" calcext:value-type="currency">
            <text:p>42,30 €</text:p>
          </table:table-cell>
          <table:table-cell table:style-name="ce32"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1" calcext:value-type="currency">
            <text:p>42,31 €</text:p>
          </table:table-cell>
          <table:table-cell table:style-name="ce32"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1" calcext:value-type="currency">
            <text:p>41,00 €</text:p>
          </table:table-cell>
          <table:table-cell table:style-name="ce32"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2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2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2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3.2" calcext:value-type="currency">
            <text:p>43,20 €</text:p>
          </table:table-cell>
          <table:table-cell table:style-name="ce32"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2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4" calcext:value-type="currency">
            <text:p>44,00 €</text:p>
          </table:table-cell>
          <table:table-cell table:style-name="ce32"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2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table:formula="of:=1.2+2" office:value-type="float" office:value="3.2" calcext:value-type="float">
            <text:p>3,2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float" office:value="45" calcext:value-type="float">
            <text:p>45</text:p>
          </table:table-cell>
          <table:table-cell table:formula="of:=5.5+6.66" office:value-type="float" office:value="12.16" calcext:value-type="float">
            <text:p>12,16</text:p>
          </table:table-cell>
          <table:table-cell/>
          <table:table-cell table:style-name="ce32" table:formula="of:=[.J58]+[.K58]+[.L58]" office:value-type="currency" office:currency="EUR" office:value="57.16" calcext:value-type="currency">
            <text:p>57,16 €</text:p>
          </table:table-cell>
          <table:table-cell table:style-name="ce32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float" office:value="27" calcext:value-type="float">
            <text:p>27</text:p>
          </table:table-cell>
          <table:table-cell table:formula="of:=10.5+12.53+13.6" office:value-type="float" office:value="36.63" calcext:value-type="float">
            <text:p>36,63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32" table:formula="of:=[.J59]+[.K59]+[.L59]" office:value-type="currency" office:currency="EUR" office:value="73.51" calcext:value-type="currency">
            <text:p>73,51 €</text:p>
          </table:table-cell>
          <table:table-cell table:style-name="ce32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float" office:value="10" calcext:value-type="float">
            <text:p>10</text:p>
          </table:table-cell>
          <table:table-cell table:formula="of:=2.5+10" office:value-type="float" office:value="12.5" calcext:value-type="float">
            <text:p>12,5</text:p>
          </table:table-cell>
          <table:table-cell/>
          <table:table-cell table:style-name="ce32" table:formula="of:=[.J60]+[.K60]+[.L60]" office:value-type="currency" office:currency="EUR" office:value="22.5" calcext:value-type="currency">
            <text:p>22,50 €</text:p>
          </table:table-cell>
          <table:table-cell table:style-name="ce32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float" office:value="12" calcext:value-type="float">
            <text:p>12</text:p>
          </table:table-cell>
          <table:table-cell table:formula="of:=1.5+13.3" office:value-type="float" office:value="14.8" calcext:value-type="float">
            <text:p>14,8</text:p>
          </table:table-cell>
          <table:table-cell/>
          <table:table-cell table:style-name="ce32" table:formula="of:=[.J61]+[.K61]+[.L61]" office:value-type="currency" office:currency="EUR" office:value="26.8" calcext:value-type="currency">
            <text:p>26,80 €</text:p>
          </table:table-cell>
          <table:table-cell table:style-name="ce32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float" office:value="9" calcext:value-type="float">
            <text:p>9</text:p>
          </table:table-cell>
          <table:table-cell table:formula="of:=10.28+13" office:value-type="float" office:value="23.28" calcext:value-type="float">
            <text:p>23,28</text:p>
          </table:table-cell>
          <table:table-cell/>
          <table:table-cell table:style-name="ce32" table:formula="of:=[.J62]+[.K62]+[.L62]" office:value-type="currency" office:currency="EUR" office:value="32.28" calcext:value-type="currency">
            <text:p>32,28 €</text:p>
          </table:table-cell>
          <table:table-cell table:style-name="ce32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float" office:value="36.45" calcext:value-type="float">
            <text:p>36,45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table:formula="of:=[.J63]+[.K63]+[.L63]" office:value-type="currency" office:currency="EUR" office:value="44.45" calcext:value-type="currency">
            <text:p>44,45 €</text:p>
          </table:table-cell>
          <table:table-cell table:style-name="ce32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float" office:value="30" calcext:value-type="float">
            <text:p>30</text:p>
          </table:table-cell>
          <table:table-cell table:formula="of:=2.7+2.5+14.5" office:value-type="float" office:value="19.7" calcext:value-type="float">
            <text:p>19,7</text:p>
          </table:table-cell>
          <table:table-cell/>
          <table:table-cell table:style-name="ce32" table:formula="of:=[.J64]+[.K64]+[.L64]" office:value-type="currency" office:currency="EUR" office:value="49.7" calcext:value-type="currency">
            <text:p>49,70 €</text:p>
          </table:table-cell>
          <table:table-cell table:style-name="ce32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float" office:value="31" calcext:value-type="float">
            <text:p>31</text:p>
          </table:table-cell>
          <table:table-cell table:formula="of:=1+12.27+14" office:value-type="float" office:value="27.27" calcext:value-type="float">
            <text:p>27,27</text:p>
          </table:table-cell>
          <table:table-cell office:value-type="float" office:value="2" calcext:value-type="float">
            <text:p>2</text:p>
          </table:table-cell>
          <table:table-cell table:style-name="ce32" table:formula="of:=[.J65]+[.K65]+[.L65]" office:value-type="currency" office:currency="EUR" office:value="60.27" calcext:value-type="currency">
            <text:p>60,27 €</text:p>
          </table:table-cell>
          <table:table-cell table:style-name="ce32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2" table:formula="of:=[.J66]+[.K66]+[.L66]" office:value-type="currency" office:currency="EUR" office:value="26" calcext:value-type="currency">
            <text:p>26,00 €</text:p>
          </table:table-cell>
          <table:table-cell table:style-name="ce32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float" office:value="24" calcext:value-type="float">
            <text:p>24</text:p>
          </table:table-cell>
          <table:table-cell table:formula="of:=3.5+6" office:value-type="float" office:value="9.5" calcext:value-type="float">
            <text:p>9,5</text:p>
          </table:table-cell>
          <table:table-cell/>
          <table:table-cell table:style-name="ce32" table:formula="of:=[.J67]+[.K67]+[.L67]" office:value-type="currency" office:currency="EUR" office:value="33.5" calcext:value-type="currency">
            <text:p>33,50 €</text:p>
          </table:table-cell>
          <table:table-cell table:style-name="ce32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float" office:value="26" calcext:value-type="float">
            <text:p>26</text:p>
          </table:table-cell>
          <table:table-cell office:value-type="float" office:value="17.6" calcext:value-type="float">
            <text:p>17,6</text:p>
          </table:table-cell>
          <table:table-cell/>
          <table:table-cell table:style-name="ce32" table:formula="of:=[.J68]+[.K68]+[.L68]" office:value-type="currency" office:currency="EUR" office:value="43.6" calcext:value-type="currency">
            <text:p>43,60 €</text:p>
          </table:table-cell>
          <table:table-cell table:style-name="ce32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2" table:formula="of:=[.J69]+[.K69]+[.L69]" office:value-type="currency" office:currency="EUR" office:value="43" calcext:value-type="currency">
            <text:p>43,00 €</text:p>
          </table:table-cell>
          <table:table-cell table:style-name="ce32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2" table:formula="of:=[.J70]+[.K70]+[.L70]" office:value-type="currency" office:currency="EUR" office:value="38" calcext:value-type="currency">
            <text:p>38,00 €</text:p>
          </table:table-cell>
          <table:table-cell table:style-name="ce32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table:number-columns-repeated="2"/>
          <table:table-cell table:formula="of:=[.F70]+[.E71]" office:value-type="float" office:value="3810" calcext:value-type="float">
            <text:p>3810</text:p>
          </table:table-cell>
          <table:table-cell/>
          <table:table-cell table:formula="of:=[.H70]+[.G71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71]+[.K71]+[.L71]" office:value-type="currency" office:currency="EUR" office:value="0" calcext:value-type="currency">
            <text:p>0,00 €</text:p>
          </table:table-cell>
          <table:table-cell table:style-name="ce32" table:formula="of:=[.N70]+[.M71]" office:value-type="currency" office:currency="EUR" office:value="1520.09" calcext:value-type="currency">
            <text:p>1 520,09 €</text:p>
          </table:table-cell>
          <table:table-cell table:style-name="ce33" table:formula="of:=[.A71]*budgetjour-[.N71]" office:value-type="currency" office:currency="EUR" office:value="579.91" calcext:value-type="currency">
            <text:p>579,9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810" calcext:value-type="float">
            <text:p>3810</text:p>
          </table:table-cell>
          <table:table-cell/>
          <table:table-cell table:formula="of:=[.H71]+[.G72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1520.09" calcext:value-type="currency">
            <text:p>1 520,09 €</text:p>
          </table:table-cell>
          <table:table-cell table:style-name="ce33" table:formula="of:=[.A72]*budgetjour-[.N72]" office:value-type="currency" office:currency="EUR" office:value="609.91" calcext:value-type="currency">
            <text:p>609,91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810" calcext:value-type="float">
            <text:p>3810</text:p>
          </table:table-cell>
          <table:table-cell/>
          <table:table-cell table:formula="of:=[.H72]+[.G73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1520.09" calcext:value-type="currency">
            <text:p>1 520,09 €</text:p>
          </table:table-cell>
          <table:table-cell table:style-name="ce33" table:formula="of:=[.A73]*budgetjour-[.N73]" office:value-type="currency" office:currency="EUR" office:value="639.91" calcext:value-type="currency">
            <text:p>639,91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810" calcext:value-type="float">
            <text:p>3810</text:p>
          </table:table-cell>
          <table:table-cell/>
          <table:table-cell table:formula="of:=[.H73]+[.G74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1520.09" calcext:value-type="currency">
            <text:p>1 520,09 €</text:p>
          </table:table-cell>
          <table:table-cell table:style-name="ce33" table:formula="of:=[.A74]*budgetjour-[.N74]" office:value-type="currency" office:currency="EUR" office:value="669.91" calcext:value-type="currency">
            <text:p>669,91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810" calcext:value-type="float">
            <text:p>3810</text:p>
          </table:table-cell>
          <table:table-cell/>
          <table:table-cell table:formula="of:=[.H74]+[.G75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1520.09" calcext:value-type="currency">
            <text:p>1 520,09 €</text:p>
          </table:table-cell>
          <table:table-cell table:style-name="ce33" table:formula="of:=[.A75]*budgetjour-[.N75]" office:value-type="currency" office:currency="EUR" office:value="699.91" calcext:value-type="currency">
            <text:p>699,91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810" calcext:value-type="float">
            <text:p>3810</text:p>
          </table:table-cell>
          <table:table-cell/>
          <table:table-cell table:formula="of:=[.H75]+[.G76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1520.09" calcext:value-type="currency">
            <text:p>1 520,09 €</text:p>
          </table:table-cell>
          <table:table-cell table:style-name="ce33" table:formula="of:=[.A76]*budgetjour-[.N76]" office:value-type="currency" office:currency="EUR" office:value="729.91" calcext:value-type="currency">
            <text:p>729,91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810" calcext:value-type="float">
            <text:p>3810</text:p>
          </table:table-cell>
          <table:table-cell/>
          <table:table-cell table:formula="of:=[.H76]+[.G77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1520.09" calcext:value-type="currency">
            <text:p>1 520,09 €</text:p>
          </table:table-cell>
          <table:table-cell table:style-name="ce33" table:formula="of:=[.A77]*budgetjour-[.N77]" office:value-type="currency" office:currency="EUR" office:value="759.91" calcext:value-type="currency">
            <text:p>759,91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810" calcext:value-type="float">
            <text:p>3810</text:p>
          </table:table-cell>
          <table:table-cell/>
          <table:table-cell table:formula="of:=[.H77]+[.G78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1520.09" calcext:value-type="currency">
            <text:p>1 520,09 €</text:p>
          </table:table-cell>
          <table:table-cell table:style-name="ce33" table:formula="of:=[.A78]*budgetjour-[.N78]" office:value-type="currency" office:currency="EUR" office:value="789.91" calcext:value-type="currency">
            <text:p>789,91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810" calcext:value-type="float">
            <text:p>3810</text:p>
          </table:table-cell>
          <table:table-cell/>
          <table:table-cell table:formula="of:=[.H78]+[.G79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1520.09" calcext:value-type="currency">
            <text:p>1 520,09 €</text:p>
          </table:table-cell>
          <table:table-cell table:style-name="ce33" table:formula="of:=[.A79]*budgetjour-[.N79]" office:value-type="currency" office:currency="EUR" office:value="819.91" calcext:value-type="currency">
            <text:p>819,91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810" calcext:value-type="float">
            <text:p>3810</text:p>
          </table:table-cell>
          <table:table-cell/>
          <table:table-cell table:formula="of:=[.H79]+[.G80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1520.09" calcext:value-type="currency">
            <text:p>1 520,09 €</text:p>
          </table:table-cell>
          <table:table-cell table:style-name="ce33" table:formula="of:=[.A80]*budgetjour-[.N80]" office:value-type="currency" office:currency="EUR" office:value="849.91" calcext:value-type="currency">
            <text:p>849,91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810" calcext:value-type="float">
            <text:p>3810</text:p>
          </table:table-cell>
          <table:table-cell/>
          <table:table-cell table:formula="of:=[.H80]+[.G81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1520.09" calcext:value-type="currency">
            <text:p>1 520,09 €</text:p>
          </table:table-cell>
          <table:table-cell table:style-name="ce33" table:formula="of:=[.A81]*budgetjour-[.N81]" office:value-type="currency" office:currency="EUR" office:value="879.91" calcext:value-type="currency">
            <text:p>879,91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810" calcext:value-type="float">
            <text:p>3810</text:p>
          </table:table-cell>
          <table:table-cell/>
          <table:table-cell table:formula="of:=[.H81]+[.G82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1520.09" calcext:value-type="currency">
            <text:p>1 520,09 €</text:p>
          </table:table-cell>
          <table:table-cell table:style-name="ce33" table:formula="of:=[.A82]*budgetjour-[.N82]" office:value-type="currency" office:currency="EUR" office:value="909.91" calcext:value-type="currency">
            <text:p>909,91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810" calcext:value-type="float">
            <text:p>3810</text:p>
          </table:table-cell>
          <table:table-cell/>
          <table:table-cell table:formula="of:=[.H82]+[.G83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1520.09" calcext:value-type="currency">
            <text:p>1 520,09 €</text:p>
          </table:table-cell>
          <table:table-cell table:style-name="ce33" table:formula="of:=[.A83]*budgetjour-[.N83]" office:value-type="currency" office:currency="EUR" office:value="939.91" calcext:value-type="currency">
            <text:p>939,91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810" calcext:value-type="float">
            <text:p>3810</text:p>
          </table:table-cell>
          <table:table-cell/>
          <table:table-cell table:formula="of:=[.H83]+[.G84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1520.09" calcext:value-type="currency">
            <text:p>1 520,09 €</text:p>
          </table:table-cell>
          <table:table-cell table:style-name="ce33" table:formula="of:=[.A84]*budgetjour-[.N84]" office:value-type="currency" office:currency="EUR" office:value="969.91" calcext:value-type="currency">
            <text:p>969,91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810" calcext:value-type="float">
            <text:p>3810</text:p>
          </table:table-cell>
          <table:table-cell/>
          <table:table-cell table:formula="of:=[.H84]+[.G85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1520.09" calcext:value-type="currency">
            <text:p>1 520,09 €</text:p>
          </table:table-cell>
          <table:table-cell table:style-name="ce33" table:formula="of:=[.A85]*budgetjour-[.N85]" office:value-type="currency" office:currency="EUR" office:value="999.91" calcext:value-type="currency">
            <text:p>999,91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810" calcext:value-type="float">
            <text:p>3810</text:p>
          </table:table-cell>
          <table:table-cell/>
          <table:table-cell table:formula="of:=[.H85]+[.G86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1520.09" calcext:value-type="currency">
            <text:p>1 520,09 €</text:p>
          </table:table-cell>
          <table:table-cell table:style-name="ce33" table:formula="of:=[.A86]*budgetjour-[.N86]" office:value-type="currency" office:currency="EUR" office:value="1029.91" calcext:value-type="currency">
            <text:p>1 029,91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810" calcext:value-type="float">
            <text:p>3810</text:p>
          </table:table-cell>
          <table:table-cell/>
          <table:table-cell table:formula="of:=[.H86]+[.G87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1520.09" calcext:value-type="currency">
            <text:p>1 520,09 €</text:p>
          </table:table-cell>
          <table:table-cell table:style-name="ce33" table:formula="of:=[.A87]*budgetjour-[.N87]" office:value-type="currency" office:currency="EUR" office:value="1059.91" calcext:value-type="currency">
            <text:p>1 059,9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810" calcext:value-type="float">
            <text:p>3810</text:p>
          </table:table-cell>
          <table:table-cell/>
          <table:table-cell table:formula="of:=[.H87]+[.G88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1520.09" calcext:value-type="currency">
            <text:p>1 520,09 €</text:p>
          </table:table-cell>
          <table:table-cell table:style-name="ce33" table:formula="of:=[.A88]*budgetjour-[.N88]" office:value-type="currency" office:currency="EUR" office:value="1089.91" calcext:value-type="currency">
            <text:p>1 089,91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810" calcext:value-type="float">
            <text:p>3810</text:p>
          </table:table-cell>
          <table:table-cell/>
          <table:table-cell table:formula="of:=[.H88]+[.G89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1520.09" calcext:value-type="currency">
            <text:p>1 520,09 €</text:p>
          </table:table-cell>
          <table:table-cell table:style-name="ce33" table:formula="of:=[.A89]*budgetjour-[.N89]" office:value-type="currency" office:currency="EUR" office:value="1119.91" calcext:value-type="currency">
            <text:p>1 119,91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810" calcext:value-type="float">
            <text:p>3810</text:p>
          </table:table-cell>
          <table:table-cell/>
          <table:table-cell table:formula="of:=[.H89]+[.G90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1520.09" calcext:value-type="currency">
            <text:p>1 520,09 €</text:p>
          </table:table-cell>
          <table:table-cell table:style-name="ce33" table:formula="of:=[.A90]*budgetjour-[.N90]" office:value-type="currency" office:currency="EUR" office:value="1149.91" calcext:value-type="currency">
            <text:p>1 149,91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810" calcext:value-type="float">
            <text:p>3810</text:p>
          </table:table-cell>
          <table:table-cell/>
          <table:table-cell table:formula="of:=[.H90]+[.G91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1520.09" calcext:value-type="currency">
            <text:p>1 520,09 €</text:p>
          </table:table-cell>
          <table:table-cell table:style-name="ce33" table:formula="of:=[.A91]*budgetjour-[.N91]" office:value-type="currency" office:currency="EUR" office:value="1179.91" calcext:value-type="currency">
            <text:p>1 179,91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810" calcext:value-type="float">
            <text:p>3810</text:p>
          </table:table-cell>
          <table:table-cell/>
          <table:table-cell table:formula="of:=[.H91]+[.G92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1520.09" calcext:value-type="currency">
            <text:p>1 520,09 €</text:p>
          </table:table-cell>
          <table:table-cell table:style-name="ce33" table:formula="of:=[.A92]*budgetjour-[.N92]" office:value-type="currency" office:currency="EUR" office:value="1209.91" calcext:value-type="currency">
            <text:p>1 209,91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810" calcext:value-type="float">
            <text:p>3810</text:p>
          </table:table-cell>
          <table:table-cell/>
          <table:table-cell table:formula="of:=[.H92]+[.G93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1520.09" calcext:value-type="currency">
            <text:p>1 520,09 €</text:p>
          </table:table-cell>
          <table:table-cell table:style-name="ce33" table:formula="of:=[.A93]*budgetjour-[.N93]" office:value-type="currency" office:currency="EUR" office:value="1239.91" calcext:value-type="currency">
            <text:p>1 239,9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810" calcext:value-type="float">
            <text:p>3810</text:p>
          </table:table-cell>
          <table:table-cell/>
          <table:table-cell table:formula="of:=[.H93]+[.G94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1520.09" calcext:value-type="currency">
            <text:p>1 520,09 €</text:p>
          </table:table-cell>
          <table:table-cell table:style-name="ce33" table:formula="of:=[.A94]*budgetjour-[.N94]" office:value-type="currency" office:currency="EUR" office:value="1269.91" calcext:value-type="currency">
            <text:p>1 269,9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810" calcext:value-type="float">
            <text:p>3810</text:p>
          </table:table-cell>
          <table:table-cell/>
          <table:table-cell table:formula="of:=[.H94]+[.G95]" office:value-type="float" office:value="30944" calcext:value-type="float">
            <text:p>30944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1520.09" calcext:value-type="currency">
            <text:p>1 520,09 €</text:p>
          </table:table-cell>
          <table:table-cell table:style-name="ce33" table:formula="of:=[.A95]*budgetjour-[.N95]" office:value-type="currency" office:currency="EUR" office:value="1299.91" calcext:value-type="currency">
            <text:p>1 299,91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2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6:33:45.4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8T23:14:04.640000000</dc:date>
    <meta:editing-duration>P9DT8H3M40S</meta:editing-duration>
    <meta:editing-cycles>131</meta:editing-cycles>
    <meta:generator>LibreOffice/7.1.2.2$Windows_X86_64 LibreOffice_project/8a45595d069ef5570103caea1b71cc9d82b2aae4</meta:generator>
    <meta:document-statistic meta:table-count="4" meta:cell-count="1445" meta:object-count="0"/>
    <meta:user-defined meta:name="Info 1"/>
    <meta:user-defined meta:name="Info 2"/>
    <meta:user-defined meta:name="Info 3"/>
    <meta:user-defined meta:name="Info 4"/>
  </office:meta>
</office:document-meta>
</file>